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8" style:family="paragraph" style:parent-style-name="Standard" style:list-style-name="WWNum2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10" style:family="paragraph" style:parent-style-name="Standard">
      <style:paragraph-properties fo:margin-top="0.0417in" fo:margin-bottom="0.0417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12. Study guide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2. Python scripting</text:span></text:p>
      <text:list xml:id="list3859873900" text:style-name="WWNum1">
        <text:list-item>
          <text:p text:style-name="P16"><text:bookmark text:name="_dbh0n1vac4c8"/>Dates</text:p>
        </text:list-item>
      </text:list>
      <text:p text:style-name="Standard">From 24/04/2023 to 14/05/2023. The length of the unit is 3 weeks (24 hours).</text:p>
      <text:list xml:id="list83324470544773" text:continue-numbering="true" text:style-name="WWNum1">
        <text:list-item>
          <text:p text:style-name="P16">Previous knowledge</text:p>
        </text:list-item>
      </text:list>
      <text:p text:style-name="P6">Previous units, specially units about managing operating systems.</text:p>
      <text:list xml:id="list83322697434166" text:continue-numbering="true" text:style-name="WWNum1">
        <text:list-item>
          <text:p text:style-name="P16">Objectives</text:p>
        </text:list-item>
      </text:list>
      <text:list xml:id="list1946014786" text:style-name="WWNum2">
        <text:list-item>
          <text:p text:style-name="P8">To learn how to do advanced shell script with Python 3.</text:p>
        </text:list-item>
        <text:list-item>
          <text:p text:style-name="P8">To learn how to use tools like Telegram bots.</text:p>
        </text:list-item>
      </text:list>
      <text:list xml:id="list83322912995710" text:continue-list="list83322697434166" text:style-name="WWNum1">
        <text:list-item>
          <text:p text:style-name="P16">Contents</text:p>
        </text:list-item>
      </text:list>
      <text:list xml:id="list870614313" text:style-name="WWNum3">
        <text:list-item>
          <text:p text:style-name="P9">Python 3 for shell scripting.</text:p>
        </text:list-item>
        <text:list-item>
          <text:p text:style-name="P9">Telegram bots with Python and shell commands.</text:p>
        </text:list-item>
      </text:list>
      <text:list xml:id="list83324653156180" text:continue-list="list83322912995710" text:style-name="WWNum1">
        <text:list-item>
          <text:p text:style-name="P16">Activities</text:p>
        </text:list-item>
      </text:list>
      <text:p text:style-name="P7">You have non-assessable activities, but I really encourage you to try to solve them.</text:p>
      <text:list xml:id="list83323051729624" text:continue-numbering="true" text:style-name="WWNum1">
        <text:list-item>
          <text:p text:style-name="P16">Recommendations<text:tab/></text:p>
        </text:list-item>
      </text:list>
      <text:p text:style-name="P10">This unit is designed to do exercises and use the text provided as support to do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1" meta:word-count="135" meta:character-count="797" meta:non-whitespace-character-count="689"/>
    <meta:generator>LibreOfficeDev/6.0.5.2$Linux_X86_64 LibreOffice_project/</meta:generator>
  </office:meta>
</office:document-meta>
</file>